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46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205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8.026cm" fo:margin-left="0.161cm" fo:margin-right="8.814cm" table:align="margins"/>
    </style:style>
    <style:style style:name="表24.A" style:family="table-column">
      <style:table-column-properties style:column-width="1.258cm" style:rel-column-width="10269*"/>
    </style:style>
    <style:style style:name="表24.B" style:family="table-column">
      <style:table-column-properties style:column-width="6.768cm" style:rel-column-width="55266*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B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5.821cm" fo:margin-left="0.161cm" fo:margin-right="11.019cm" table:align="margins"/>
    </style:style>
    <style:style style:name="表23.A" style:family="table-column">
      <style:table-column-properties style:column-width="2.845cm" style:rel-column-width="32032*"/>
    </style:style>
    <style:style style:name="表23.B" style:family="table-column">
      <style:table-column-properties style:column-width="2.976cm" style:rel-column-width="33503*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B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9.46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6.205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8.026cm" fo:margin-left="0.161cm" fo:margin-right="8.814cm" table:align="margins"/>
    </style:style>
    <style:style style:name="表27.A" style:family="table-column">
      <style:table-column-properties style:column-width="1.258cm" style:rel-column-width="10269*"/>
    </style:style>
    <style:style style:name="表27.B" style:family="table-column">
      <style:table-column-properties style:column-width="6.768cm" style:rel-column-width="55266*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B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Text_20_body" style:list-style-name="L5"/>
    <style:style style:name="P3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2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4" style:family="paragraph" style:parent-style-name="Table_20_Contents" style:list-style-name="L2">
      <style:text-properties style:font-name="Arial1" fo:font-size="11pt" style:language-asian="ja" style:country-asian="JP"/>
    </style:style>
    <style:style style:name="P55" style:family="paragraph" style:parent-style-name="Table_20_Contents" style:list-style-name="L3">
      <style:text-properties style:font-name="Arial1" fo:font-size="11pt" style:language-asian="ja" style:country-asian="JP"/>
    </style:style>
    <style:style style:name="P56" style:family="paragraph" style:parent-style-name="Table_20_Contents" style:list-style-name="L4">
      <style:text-properties style:font-name="Arial1" fo:font-size="11pt" style:language-asian="ja" style:country-asian="JP"/>
    </style:style>
    <style:style style:name="P57" style:family="paragraph" style:parent-style-name="Table_20_Contents" style:list-style-name="L4">
      <style:text-properties style:font-name="Arial1" fo:font-size="11pt"/>
    </style:style>
    <style:style style:name="P5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" fo:font-size="12pt" style:font-name-asian="Arial" style:font-size-asian="12pt" style:font-size-complex="12pt"/>
    </style:style>
    <style:style style:name="T22" style:family="text">
      <style:text-properties style:font-name="Arial2" fo:font-size="12pt" fo:language="ja" fo:country="JP" fo:font-style="normal" fo:font-weight="normal" fo:background-color="transparent"/>
    </style:style>
    <style:style style:name="T23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3">ドラム缶の向こうに、一軒家が建ってます。その写真は、今回は撮り忘れました。埋め合わせに、去年撮った写真、添付します（</text:span><text:span text:style-name="T22">19.54.jpg</text:span><text:span text:style-name="T23">）。</text:span></text:p>
      <text:p text:style-name="P17">先の写真、手前は、敷地の前を流れる小川です。泡立ちの部分。ちょっとした滝の、滝口です。<text:span text:style-name="T20">）</text:span>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P32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8/11 水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メルビック電工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大田区北馬込一丁目PJ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１５－１４：４５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また、休みにしようと考えております。キャンプの手伝い、土日に入れてます。キャンセルが入るかも知れません。今週のように、空いてます、という連絡、いたします。</text:p>
      <text:p text:style-name="P32">③ 交通費申請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8.9(月) ~ 2021.8.15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9(月) ~ 2021.8.15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願います。</text:p>
      <text:p text:style-name="P10">（来週はキャンプなしで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P26">1</text:p>
          </table:table-cell>
          <table:table-cell table:style-name="表16.A1" office:value-type="string">
            <text:p text:style-name="P26">作業日</text:p>
          </table:table-cell>
          <table:table-cell table:style-name="表16.C1" office:value-type="string">
            <text:p text:style-name="P28">8/18 水曜日</text:p>
          </table:table-cell>
        </table:table-row>
        <table:table-row>
          <table:table-cell table:style-name="表16.A2" office:value-type="string">
            <text:p text:style-name="P26">2</text:p>
          </table:table-cell>
          <table:table-cell table:style-name="表16.A2" office:value-type="string">
            <text:p text:style-name="P26">発注者</text:p>
          </table:table-cell>
          <table:table-cell table:style-name="表16.C2" office:value-type="string">
            <text:p text:style-name="P28">扶桑電気</text:p>
          </table:table-cell>
        </table:table-row>
        <table:table-row>
          <table:table-cell table:style-name="表16.A2" office:value-type="string">
            <text:p text:style-name="P26">3</text:p>
          </table:table-cell>
          <table:table-cell table:style-name="表16.A2" office:value-type="string">
            <text:p text:style-name="P26">工事件名</text:p>
          </table:table-cell>
          <table:table-cell table:style-name="表16.C2" office:value-type="string">
            <text:p text:style-name="P28">まごころタウン</text:p>
          </table:table-cell>
        </table:table-row>
        <table:table-row>
          <table:table-cell table:style-name="表16.A2" office:value-type="string">
            <text:p text:style-name="P26">4</text:p>
          </table:table-cell>
          <table:table-cell table:style-name="表16.A2" office:value-type="string">
            <text:p text:style-name="P26">作業時間</text:p>
          </table:table-cell>
          <table:table-cell table:style-name="表16.C2" office:value-type="string">
            <text:p text:style-name="P28">８：００－１４：４５</text:p>
            <text:p text:style-name="P28">（定時）</text:p>
          </table:table-cell>
        </table:table-row>
        <table:table-row>
          <table:table-cell table:style-name="表16.A2" office:value-type="string">
            <text:p text:style-name="P26">5</text:p>
          </table:table-cell>
          <table:table-cell table:style-name="表16.A2" office:value-type="string">
            <text:p text:style-name="P26">備考</text:p>
          </table:table-cell>
          <table:table-cell table:style-name="表16.C2" office:value-type="string">
            <text:p text:style-name="P28">１．小町さんの分もあり（府中）</text:p>
            <text:p text:style-name="P20"><text:span text:style-name="T21">２．お客さんのサイン。最後に対面して挨拶したとき、うっかり、もらうのを忘れてしまいました。終了時間について、実時間ではなく、定時の１７時にし</text:span><text:soft-page-break/><text:span text:style-name="T21">てほしい、とおっしゃって、自分はすでに実時間を書いてしまっていて、扶桑の人がご自分で書き直して、等々をやってたらそのままでした。帰り途中、扶桑のその方から電話をいただいて、気づきました。その方も、どうしましょうか？とお困りで、持ち帰り致しますと伝えました。</text:span>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8/27（金）</text:p>
          </table:table-cell>
          <table:table-cell table:style-name="表18.B1" office:value-type="string">
            <text:p text:style-name="P27">8/28（土）</text:p>
          </table:table-cell>
        </table:table-row>
        <table:table-row>
          <table:table-cell table:style-name="表18.A2" office:value-type="string">
            <text:p text:style-name="P25">○</text:p>
          </table:table-cell>
          <table:table-cell table:style-name="表18.B2" office:value-type="string">
            <text:p text:style-name="P25">○</text:p>
          </table:table-cell>
        </table:table-row>
      </table:table>
      <text:p text:style-name="P32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期間</text:p>
          </table:table-cell>
          <table:table-cell table:style-name="表19.B1" office:value-type="string">
            <text:p text:style-name="P24"><text:s text:c="2"/>2021.8.16(月) ~ 2021.8.22(日)</text:p>
          </table:table-cell>
        </table:table-row>
        <table:table-row>
          <table:table-cell table:style-name="表19.A2" office:value-type="string">
            <text:p text:style-name="P21">合計</text:p>
          </table:table-cell>
          <table:table-cell table:style-name="表19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16(月) ~ 2021.8.22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pan text:style-name="T14">書類の提出です。</text:span>よろしくお願いします。</text:p>
      <text:p text:style-name="P7"><text:span text:style-name="T14">暑いものです。</text:span>お疲れさまです。</text:p>
      <text:p text:style-name="P10">（交通費申請は、別途で提出しま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6">1</text:p>
          </table:table-cell>
          <table:table-cell table:style-name="表20.A1" office:value-type="string">
            <text:p text:style-name="P26">作業日</text:p>
          </table:table-cell>
          <table:table-cell table:style-name="表20.C1" office:value-type="string">
            <text:p text:style-name="P28">8/27 金曜日</text:p>
          </table:table-cell>
        </table:table-row>
        <table:table-row>
          <table:table-cell table:style-name="表20.A2" office:value-type="string">
            <text:p text:style-name="P26">2</text:p>
          </table:table-cell>
          <table:table-cell table:style-name="表20.A2" office:value-type="string">
            <text:p text:style-name="P26">発注者</text:p>
          </table:table-cell>
          <table:table-cell table:style-name="表20.C2" office:value-type="string">
            <text:p text:style-name="P28">丸電工業</text:p>
          </table:table-cell>
        </table:table-row>
        <table:table-row>
          <table:table-cell table:style-name="表20.A2" office:value-type="string">
            <text:p text:style-name="P26">3</text:p>
          </table:table-cell>
          <table:table-cell table:style-name="表20.A2" office:value-type="string">
            <text:p text:style-name="P26">工事件名</text:p>
          </table:table-cell>
          <table:table-cell table:style-name="表20.C2" office:value-type="string">
            <text:p text:style-name="P28">目黒区中目黒プロジェクト</text:p>
          </table:table-cell>
        </table:table-row>
        <table:table-row>
          <table:table-cell table:style-name="表20.A2" office:value-type="string">
            <text:p text:style-name="P26">4</text:p>
          </table:table-cell>
          <table:table-cell table:style-name="表20.A2" office:value-type="string">
            <text:p text:style-name="P26">作業時間</text:p>
          </table:table-cell>
          <table:table-cell table:style-name="表2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20.A2" office:value-type="string">
            <text:p text:style-name="P26">5</text:p>
          </table:table-cell>
          <table:table-cell table:style-name="表20.A2" office:value-type="string">
            <text:p text:style-name="P26">備考</text:p>
          </table:table-cell>
          <table:table-cell table:style-name="表2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9/3（金）</text:p>
          </table:table-cell>
          <table:table-cell table:style-name="表21.B1" office:value-type="string">
            <text:p text:style-name="P27">9/4（土）</text:p>
          </table:table-cell>
        </table:table-row>
        <table:table-row>
          <table:table-cell table:style-name="表21.A2" office:value-type="string">
            <text:p text:style-name="P25">○</text:p>
          </table:table-cell>
          <table:table-cell table:style-name="表21.B2" office:value-type="string">
            <text:p text:style-name="P25">○</text:p>
          </table:table-cell>
        </table:table-row>
      </table:table>
      <text:p text:style-name="P34"><text:soft-page-break/></text:p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4">どうも</text:span>お疲れさまです。交通費の申請書です<text:span text:style-name="T14">。</text:span></text:p>
      <text:p text:style-name="P7">よろしく願い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交通費申請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期間</text:p>
          </table:table-cell>
          <table:table-cell table:style-name="表24.B1" office:value-type="string">
            <text:p text:style-name="P24"><text:s text:c="2"/>2021.8.23(月) ~ 2021.8.29(日)</text:p>
          </table:table-cell>
        </table:table-row>
        <table:table-row>
          <table:table-cell table:style-name="表24.A2" office:value-type="string">
            <text:p text:style-name="P21">合計</text:p>
          </table:table-cell>
          <table:table-cell table:style-name="表24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pan text:style-name="T14">どうも</text:span>お疲れさまです。<text:span text:style-name="T14">来週の勤務希望です。よろしく願います。</text:span>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6"> </text:span><text:span text:style-name="T9">作業希望日 （金、または、土）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9/10（金）</text:p>
          </table:table-cell>
          <table:table-cell table:style-name="表23.B1" office:value-type="string">
            <text:p text:style-name="P27">9/11（土）</text:p>
          </table:table-cell>
        </table:table-row>
        <table:table-row>
          <table:table-cell table:style-name="表23.A2" office:value-type="string">
            <text:p text:style-name="P25">○</text:p>
          </table:table-cell>
          <table:table-cell table:style-name="表2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連絡】 2021.9.6(月) ~ 2021.9.12(日) の分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oft-page-break/>お疲れさまです。交通費の申請です<text:span text:style-name="T14">。</text:span>よろしく願い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 <text:span text:style-name="T14">交通費申請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3">期間</text:p>
          </table:table-cell>
          <table:table-cell table:style-name="表26.B1" office:value-type="string">
            <text:p text:style-name="P24"><text:s text:c="2"/>2021.8.30(月) ~ 2021.9.5(日)</text:p>
          </table:table-cell>
        </table:table-row>
        <table:table-row>
          <table:table-cell table:style-name="表26.A2" office:value-type="string">
            <text:p text:style-name="P21">合計</text:p>
          </table:table-cell>
          <table:table-cell table:style-name="表26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交通費申請】 2021.8.30(月) ~ 2021.9.5(日)</text:p>
      <text:p text:style-name="P12">[//]</text:p>
      <text:p text:style-name="P4"/>
      <text:p text:style-name="P14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P26">1</text:p>
          </table:table-cell>
          <table:table-cell table:style-name="表22.A1" office:value-type="string">
            <text:p text:style-name="P26">作業日</text:p>
          </table:table-cell>
          <table:table-cell table:style-name="表22.C1" office:value-type="string">
            <text:p text:style-name="P28">9/XX XX曜日</text:p>
          </table:table-cell>
        </table:table-row>
        <table:table-row>
          <table:table-cell table:style-name="表22.A2" office:value-type="string">
            <text:p text:style-name="P26">2</text:p>
          </table:table-cell>
          <table:table-cell table:style-name="表22.A2" office:value-type="string">
            <text:p text:style-name="P26">発注者</text:p>
          </table:table-cell>
          <table:table-cell table:style-name="表22.C2" office:value-type="string">
            <text:p text:style-name="P28">XXX（XXX）</text:p>
          </table:table-cell>
        </table:table-row>
        <table:table-row>
          <table:table-cell table:style-name="表22.A2" office:value-type="string">
            <text:p text:style-name="P26">3</text:p>
          </table:table-cell>
          <table:table-cell table:style-name="表22.A2" office:value-type="string">
            <text:p text:style-name="P26">工事件名</text:p>
          </table:table-cell>
          <table:table-cell table:style-name="表22.C2" office:value-type="string">
            <text:p text:style-name="P28">XXX</text:p>
          </table:table-cell>
        </table:table-row>
        <table:table-row>
          <table:table-cell table:style-name="表22.A2" office:value-type="string">
            <text:p text:style-name="P26">4</text:p>
          </table:table-cell>
          <table:table-cell table:style-name="表22.A2" office:value-type="string">
            <text:p text:style-name="P26">作業時間</text:p>
          </table:table-cell>
          <table:table-cell table:style-name="表22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22.A2" office:value-type="string">
            <text:p text:style-name="P26">5</text:p>
          </table:table-cell>
          <table:table-cell table:style-name="表22.A2" office:value-type="string">
            <text:p text:style-name="P26">備考</text:p>
          </table:table-cell>
          <table:table-cell table:style-name="表22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9/XX（金）</text:p>
          </table:table-cell>
          <table:table-cell table:style-name="表25.B1" office:value-type="string">
            <text:p text:style-name="P27">9/XX（土）</text:p>
          </table:table-cell>
        </table:table-row>
        <table:table-row>
          <table:table-cell table:style-name="表25.A2" office:value-type="string">
            <text:p text:style-name="P25">○</text:p>
          </table:table-cell>
          <table:table-cell table:style-name="表25.B2" office:value-type="string">
            <text:p text:style-name="P25">○</text:p>
          </table:table-cell>
        </table:table-row>
      </table:table>
      <text:p text:style-name="P32">③ 交通費申請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3">期間</text:p>
          </table:table-cell>
          <table:table-cell table:style-name="表27.B1" office:value-type="string">
            <text:p text:style-name="P24"><text:s text:c="2"/>2021.9.XX(月) ~ 2021.9.XX(日)</text:p>
          </table:table-cell>
        </table:table-row>
        <table:table-row>
          <table:table-cell table:style-name="表27.A2" office:value-type="string">
            <text:p text:style-name="P21">合計</text:p>
          </table:table-cell>
          <table:table-cell table:style-name="表27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/>
      <text:p text:style-name="P4">------------------------------------------- [TEMPLATE] 20200404_082959</text:p>
      <text:p text:style-name="P1"><text:soft-page-break/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9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9/XX（金）</text:p>
          </table:table-cell>
          <table:table-cell table:style-name="表38.B1" office:value-type="string">
            <text:p text:style-name="P27">9/XX（土）</text:p>
          </table:table-cell>
        </table:table-row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9.XX(月) ~ 2021.9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5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ext:soft-page-break/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731281987098972421" text:style-name="L1">
        <text:list-item>
          <text:p text:style-name="P41">image file</text:p>
          <text:list>
            <text:list-item>
              <text:p text:style-name="P41">copy to : C:\WORKS_2\WS\WS_Others\towa_corpo</text:p>
            </text:list-item>
            <text:list-item>
              <text:p text:style-name="P41">change → file name</text:p>
            </text:list-item>
            <text:list-item>
              <text:p text:style-name="P41">DUP</text:p>
            </text:list-item>
            <text:list-item>
              <text:p text:style-name="P41">open the orig with paint</text:p>
            </text:list-item>
            <text:list-item>
              <text:p text:style-name="P41">change size → 25 % (<office:annotation office:name="__Annotation__14902_534617985"><dc:creator>iwabuchi ken</dc:creator><dc:date>2020-02-03T15:01:30</dc:date><text:p text:style-name="P66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41">close paint</text:p>
            </text:list-item>
          </text:list>
        </text:list-item>
        <text:list-item>
          <text:p text:style-name="P42">email<text:span text:style-name="T16"> </text:span><text:span text:style-name="T15">###</text:span></text:p>
          <text:list>
            <text:list-item>
              <text:p text:style-name="P42">C – N (new mail)</text:p>
            </text:list-item>
            <text:list-item>
              <text:p text:style-name="P42">attach image file</text:p>
            </text:list-item>
            <text:list-item>
              <text:p text:style-name="P42">open in-mail image file</text:p>
            </text:list-item>
            <text:list-item>
              <text:p text:style-name="P42">validate</text:p>
              <text:list>
                <text:list-item>
                  <text:p text:style-name="P42">終了時刻</text:p>
                </text:list-item>
                <text:list-item>
                  <text:p text:style-name="P42">職長サイン</text:p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<text:soft-page-break/>prev lines → DUP</text:p>
            </text:list-item>
            <text:list-item>
              <text:p text:style-name="P41">enter data</text:p>
              <text:list>
                <text:list-item>
                  <text:p text:style-name="P42">作業について</text:p>
                  <text:list>
                    <text:list-item>
                      <text:p text:style-name="P41">作業日</text:p>
                    </text:list-item>
                    <text:list-item>
                      <text:p text:style-name="P41">発注者</text:p>
                    </text:list-item>
                    <text:list-item>
                      <text:p text:style-name="P41">工事件名</text:p>
                    </text:list-item>
                    <text:list-item>
                      <text:p text:style-name="P42">作業時間</text:p>
                    </text:list-item>
                  </text:list>
                </text:list-item>
                <text:list-item>
                  <text:p text:style-name="P42">タイトル文字列</text:p>
                </text:list-item>
              </text:list>
            </text:list-item>
          </text:list>
        </text:list-item>
        <text:list-item>
          <text:p text:style-name="P52">email</text:p>
          <text:list>
            <text:list-item>
              <text:p text:style-name="P52">C/P</text:p>
              <text:list>
                <text:list-item>
                  <text:p text:style-name="P53">本文</text:p>
                </text:list-item>
                <text:list-item>
                  <text:p text:style-name="P52">subject</text:p>
                </text:list-item>
              </text:list>
            </text:list-item>
            <text:list-item>
              <text:p text:style-name="P52">validate</text:p>
              <text:list>
                <text:list-item>
                  <text:p text:style-name="P41">作業日</text:p>
                </text:list-item>
                <text:list-item>
                  <text:p text:style-name="P41">発注者</text:p>
                </text:list-item>
                <text:list-item>
                  <text:p text:style-name="P41">工事件名</text:p>
                </text:list-item>
                <text:list-item>
                  <text:p text:style-name="P42">作業時間</text:p>
                </text:list-item>
              </text:list>
            </text:list-item>
            <text:list-item>
              <text:p text:style-name="P53">F6 (“To”) → “yoko” &gt; Ret</text:p>
            </text:list-item>
            <text:list-item>
              <text:p text:style-name="P53">C – Ret (send)</text:p>
            </text:list-item>
            <text:list-item>
              <text:p text:style-name="P53">review → sent mail</text:p>
              <text:list>
                <text:list-item>
                  <text:p text:style-name="P53">送信先</text:p>
                </text:list-item>
                <text:list-item>
                  <text:p text:style-name="P53">日付</text:p>
                  <text:list>
                    <text:list-item>
                      <text:p text:style-name="P53">日報に書いた日付</text:p>
                    </text:list-item>
                    <text:list-item>
                      <text:p text:style-name="P53">メールの「件名」の日付（日報のそれと同じか？）</text:p>
                    </text:list-item>
                  </text:list>
                </text:list-item>
                <text:list-item>
                  <text:p text:style-name="P53">サイン</text:p>
                  <text:list>
                    <text:list-item>
                      <text:p text:style-name="P53">職長</text:p>
                    </text:list-item>
                    <text:list-item>
                      <text:p text:style-name="P53">発注者</text:p>
                    </text:list-item>
                  </text:list>
                </text:list-item>
                <text:list-item>
                  <text:p text:style-name="P53">時間</text:p>
                  <text:list>
                    <text:list-item>
                      <text:p text:style-name="P53">開始</text:p>
                    </text:list-item>
                    <text:list-item>
                      <text:p text:style-name="P53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4">日報）</text:span></text:p>
            <text:list xml:id="list3336214013063273647" text:style-name="L2">
              <text:list-item>
                <text:p text:style-name="P54">copy</text:p>
                <text:list>
                  <text:list-item>
                    <text:p text:style-name="P54">from C:\WORKS_2\WS\WS_Cake_IFM11\iphone_to_upload</text:p>
                  </text:list-item>
                  <text:list-item>
                    <text:p text:style-name="P54">to <text:s/>==&gt; C:\WORKS_2\WS\WS_Others\towa_corpo</text:p>
                  </text:list-item>
                </text:list>
              </text:list-item>
              <text:list-item>
                <text:p text:style-name="P54">name ==&gt; change</text:p>
                <text:list>
                  <text:list-item>
                    <text:p text:style-name="P54">【作業員　岩淵謙 <text:s/>日報連絡】 2020.7.4.土 2020.7.6.月.jpg</text:p>
                  </text:list-item>
                </text:list>
              </text:list-item>
              <text:list-item>
                <text:p text:style-name="P54">open file (f1)</text:p>
              </text:list-item>
              <text:list-item>
                <text:p text:style-name="P54">DUP</text:p>
              </text:list-item>
              <text:list-item>
                <text:p text:style-name="P54">f1 ==&gt; paint</text:p>
              </text:list-item>
              <text:list-item>
                <text:p text:style-name="P54">サイズ変更 &gt; Tab &gt; “40” &gt; Ret</text:p>
              </text:list-item>
            </text:list>
          </table:table-cell>
        </table:table-row>
        <text:soft-page-break/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5589951387100096791" text:style-name="L3">
              <text:list-item>
                <text:p text:style-name="P55">DUP : 交通費請求書.用紙.orig.jpg</text:p>
              </text:list-item>
              <text:list-item>
                <text:p text:style-name="P55">name ==&gt; change : 【作業員　岩淵謙 <text:s/>交通費請求書】 2020.7.6(月) ~ 2020.7.12(日).jpg</text:p>
              </text:list-item>
              <text:list-item>
                <text:p text:style-name="P55">open file</text:p>
              </text:list-item>
              <text:list-item>
                <text:p text:style-name="P55">M – o &gt; ↓ &gt; Ret (paint)</text:p>
              </text:list-item>
              <text:list-item>
                <text:p text:style-name="P55">入力</text:p>
              </text:list-item>
              <text:list-item>
                <text:p text:style-name="P55">DUP</text:p>
              </text:list-item>
              <text:list-item>
                <text:p text:style-name="P55">M – o &gt; “70” &gt; Ret (size change)</text:p>
              </text:list-item>
              <text:list-item>
                <text:p text:style-name="P5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39658886957438114" text:style-name="L4">
              <text:list-item>
                <text:p text:style-name="P57">start mailer</text:p>
              </text:list-item>
              <text:list-item>
                <text:p text:style-name="P57">new mail</text:p>
              </text:list-item>
              <text:list-item>
                <text:p text:style-name="P57">C – S – a &gt; choose file &gt; Ret (append)</text:p>
              </text:list-item>
              <text:list-item>
                <text:p text:style-name="P57">open ==&gt; appended files (<text:span text:style-name="T14">日報、交通費)</text:span></text:p>
              </text:list-item>
              <text:list-item>
                <text:p text:style-name="P56">C/P</text:p>
                <text:list>
                  <text:list-item>
                    <text:p text:style-name="P56">本文</text:p>
                  </text:list-item>
                  <text:list-item>
                    <text:p text:style-name="P56">タイトル</text:p>
                  </text:list-item>
                </text:list>
              </text:list-item>
              <text:list-item>
                <text:p text:style-name="P56">“send” : “yoko” &gt; Ret (autofill)</text:p>
              </text:list-item>
              <text:list-item>
                <text:p text:style-name="P56">validate</text:p>
                <text:list>
                  <text:list-item>
                    <text:p text:style-name="P56">append ==&gt; 2 files</text:p>
                  </text:list-item>
                  <text:list-item>
                    <text:p text:style-name="P56">subject</text:p>
                    <text:list>
                      <text:list-item>
                        <text:p text:style-name="P56">期間</text:p>
                      </text:list-item>
                      <text:list-item>
                        <text:p text:style-name="P5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6">C – Ret (send)</text:p>
              </text:list-item>
              <text:list-item>
                <text:p text:style-name="P56">validate</text:p>
                <text:list>
                  <text:list-item>
                    <text:p text:style-name="P56">attached files</text:p>
                  </text:list-item>
                  <text:list-item>
                    <text:p text:style-name="P56">宛先</text:p>
                  </text:list-item>
                  <text:list-item>
                    <text:p text:style-name="P56">タイトル</text:p>
                    <text:list>
                      <text:list-item>
                        <text:p text:style-name="P56">期間</text:p>
                      </text:list-item>
                      <text:list-item>
                        <text:p text:style-name="P56">内容</text:p>
                      </text:list-item>
                    </text:list>
                  </text:list-item>
                  <text:list-item>
                    <text:p text:style-name="P56">本文</text:p>
                    <text:list>
                      <text:list-item>
                        <text:p text:style-name="P56">送るものについての文。</text:p>
                      </text:list-item>
                      <text:list-item>
                        <text:p text:style-name="P5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5">-------------------------------------------------------- [STEPS : closing] 20200912_182844</text:p>
      <text:list xml:id="list5043393208242710887" text:style-name="L5">
        <text:list-item>
          <text:p text:style-name="P39">close</text:p>
          <text:list>
            <text:list-item>
              <text:p text:style-name="P39">image files</text:p>
            </text:list-item>
            <text:list-item>
              <text:p text:style-name="P39">folders</text:p>
            </text:list-item>
            <text:list-item>
              <text:p text:style-name="P39">apps</text:p>
              <text:list>
                <text:list-item>
                  <text:p text:style-name="P39">paint</text:p>
                </text:list-item>
                <text:list-item>
                  <text:p text:style-name="P39">mailer</text:p>
                </text:list-item>
              </text:list>
            </text:list-item>
          </text:list>
        </text:list-item>
        <text:list-item>
          <text:p text:style-name="P39"><text:soft-page-break/>validate</text:p>
          <text:list>
            <text:list-item>
              <text:p text:style-name="P39">mail ==&gt; move to “sent” box</text:p>
            </text:list-item>
          </text:list>
        </text:list-item>
        <text:list-item>
          <text:p text:style-name="P39">prep next</text:p>
          <text:list>
            <text:list-item>
              <text:p text:style-name="P38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9-05T14:28:47.36</dc:date>
    <dc:creator>iwabuchi ken</dc:creator>
    <meta:editing-duration>P1DT20H27M2S</meta:editing-duration>
    <meta:editing-cycles>253</meta:editing-cycles>
    <meta:generator>OpenOffice/4.1.3$Win32 OpenOffice.org_project/413m1$Build-9783</meta:generator>
    <meta:document-statistic meta:table-count="38" meta:image-count="0" meta:object-count="0" meta:page-count="15" meta:paragraph-count="604" meta:word-count="4065" meta:character-count="8528"/>
  </office:meta>
</office:document-meta>
</file>